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end" style:justify-single-word="false"/>
      <style:text-properties fo:font-size="13pt" fo:font-style="italic" fo:font-weight="normal" style:font-size-asian="11.3500003814697pt" style:font-style-asian="italic" style:font-weight-asian="normal" style:font-size-complex="13pt" style:font-style-complex="italic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style="normal" fo:font-weight="bold" style:font-size-asian="10.5pt" style:font-style-asian="normal" style:font-weight-asian="bold" style:font-size-complex="12pt" style:font-style-complex="normal" style:font-weight-complex="bold"/>
    </style:style>
    <style:style style:name="T1" style:family="text">
      <style:text-properties style:font-size-asian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自学报告</text:p>
      <text:p text:style-name="P2">13331231</text:p>
      <text:p text:style-name="P2">孙圣</text:p>
      <text:p text:style-name="P3">Vi：</text:p>
      <text:p text:style-name="P4"><text:tab/><text:span text:style-name="T1">由于习惯了最新的编辑工具例如Sublime，刚开始接触Vim的时候觉得这个编辑器很奇怪，但还是逐渐了解了其中的一些指令。</text:span></text:p>
      <text:p text:style-name="P4"><text:span text:style-name="T1"><text:tab/>一开始打开Vim的时候进入的是命令行模式，在该模式中并不能对文本进行输入的操作，但可以利用x对单个字符进行删除，也可以用dd删除整一行。有很多快捷键可以帮助快速的移动光标，比较常用的应该是$和^符号，使光标分别移动到行尾和行的开头。u可以帮助撤销之前的操作。</text:span></text:p>
      <text:p text:style-name="P4"><text:span text:style-name="T1"><text:tab/>按下i之后会进入插入模式，这时候可以更加方便的对文件进行修改。如果想要回到命令行模式，按下Esc键便可。对所修改的文档进行保存需要先回到命令行模式，之后按：键进入Last line mode。在：之后输入w可以保存文件；wq可以保存并退出；q!可以强制退出。</text:span></text:p>
      <text:p text:style-name="P4"><text:span text:style-name="T1"><text:tab/>对于常用的搜索字符的功能：在命令行模式中先输入/，之后输入想要查找的字符，按n可以找到下一个。</text:span></text:p>
      <text:p text:style-name="P4"><text:span text:style-name="T1"/></text:p>
      <text:p text:style-name="P5"><text:span text:style-name="T1">Java:</text:span></text:p>
      <text:p text:style-name="P4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9T14:54:45</meta:creation-date>
    <meta:generator>LibreOffice/3.5$Linux_X86_64 LibreOffice_project/350m1$Build-2</meta:generator>
    <dc:date>2015-08-19T15:22:19</dc:date>
    <meta:editing-duration>PT9M1S</meta:editing-duration>
    <meta:editing-cycles>10</meta:editing-cycles>
    <meta:document-statistic meta:table-count="0" meta:image-count="0" meta:object-count="0" meta:page-count="1" meta:paragraph-count="9" meta:word-count="43" meta:character-count="391" meta:non-whitespace-character-count="444"/>
  </office:meta>
</office:document-meta>
</file>